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adornments="normal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paragraph-rsid="000253f6"/>
    </style:style>
    <style:style style:name="P2" style:family="paragraph" style:parent-style-name="Standard">
      <style:text-properties fo:language="en" fo:country="US" officeooo:paragraph-rsid="0003209a"/>
    </style:style>
    <style:style style:name="P3" style:family="paragraph" style:parent-style-name="Standard">
      <style:text-properties fo:language="en" fo:country="US" officeooo:paragraph-rsid="000760a9"/>
    </style:style>
    <style:style style:name="P4" style:family="paragraph" style:parent-style-name="Standard">
      <style:text-properties fo:language="en" fo:country="US" officeooo:paragraph-rsid="00026e9e"/>
    </style:style>
    <style:style style:name="P5" style:family="paragraph" style:parent-style-name="Standard">
      <style:text-properties fo:language="en" fo:country="US" officeooo:paragraph-rsid="000e30d3"/>
    </style:style>
    <style:style style:name="P6" style:family="paragraph" style:parent-style-name="Text_20_body">
      <style:text-properties fo:language="en" fo:country="US" officeooo:paragraph-rsid="000649d1"/>
    </style:style>
    <style:style style:name="P7" style:family="paragraph" style:parent-style-name="Text_20_body">
      <style:text-properties fo:language="en" fo:country="US" officeooo:paragraph-rsid="00051b18"/>
    </style:style>
    <style:style style:name="P8" style:family="paragraph" style:parent-style-name="Text_20_body">
      <style:text-properties fo:language="en" fo:country="US" officeooo:paragraph-rsid="0009de4d"/>
    </style:style>
    <style:style style:name="P9" style:family="paragraph" style:parent-style-name="Text_20_body">
      <style:text-properties fo:language="en" fo:country="US" officeooo:paragraph-rsid="000b1842"/>
    </style:style>
    <style:style style:name="P10" style:family="paragraph" style:parent-style-name="Text_20_body">
      <style:text-properties officeooo:paragraph-rsid="00095b4f"/>
    </style:style>
    <style:style style:name="P11" style:family="paragraph" style:parent-style-name="Text_20_body">
      <style:text-properties officeooo:paragraph-rsid="000ffe12"/>
    </style:style>
    <style:style style:name="P12" style:family="paragraph" style:parent-style-name="Heading_20_1">
      <style:text-properties fo:language="en" fo:country="US"/>
    </style:style>
    <style:style style:name="P13" style:family="paragraph" style:parent-style-name="Heading_20_1">
      <style:text-properties fo:language="en" fo:country="US" officeooo:paragraph-rsid="000649d1"/>
    </style:style>
    <style:style style:name="P14" style:family="paragraph" style:parent-style-name="Heading_20_1">
      <style:text-properties officeooo:paragraph-rsid="000ffe12"/>
    </style:style>
    <style:style style:name="P15" style:family="paragraph" style:parent-style-name="Code">
      <style:text-properties officeooo:paragraph-rsid="000b1842"/>
    </style:style>
    <style:style style:name="P16" style:family="paragraph" style:parent-style-name="Heading_20_2">
      <style:text-properties fo:language="en" fo:country="US" officeooo:paragraph-rsid="00051b18"/>
    </style:style>
    <style:style style:name="P17" style:family="paragraph" style:parent-style-name="Heading_20_2">
      <style:text-properties officeooo:paragraph-rsid="00095b4f"/>
    </style:style>
    <style:style style:name="P18" style:family="paragraph" style:parent-style-name="Heading_20_2">
      <style:text-properties officeooo:paragraph-rsid="000ccb1b"/>
    </style:style>
    <style:style style:name="P19" style:family="paragraph" style:parent-style-name="Heading_20_2">
      <style:text-properties officeooo:paragraph-rsid="000ffe12"/>
    </style:style>
    <style:style style:name="T1" style:family="text">
      <style:text-properties officeooo:rsid="000253f6"/>
    </style:style>
    <style:style style:name="T2" style:family="text">
      <style:text-properties officeooo:rsid="00026e9e"/>
    </style:style>
    <style:style style:name="T3" style:family="text">
      <style:text-properties officeooo:rsid="0003209a"/>
    </style:style>
    <style:style style:name="T4" style:family="text">
      <style:text-properties officeooo:rsid="00051b18"/>
    </style:style>
    <style:style style:name="T5" style:family="text">
      <style:text-properties fo:font-weight="bold" officeooo:rsid="00051b18" style:font-weight-asian="bold" style:font-weight-complex="bold"/>
    </style:style>
    <style:style style:name="T6" style:family="text">
      <style:text-properties fo:font-weight="bold" officeooo:rsid="000b1842" style:font-weight-asian="bold" style:font-weight-complex="bold"/>
    </style:style>
    <style:style style:name="T7" style:family="text">
      <style:text-properties fo:font-weight="bold" officeooo:rsid="000e30d3" style:font-weight-asian="bold" style:font-weight-complex="bold"/>
    </style:style>
    <style:style style:name="T8" style:family="text">
      <style:text-properties officeooo:rsid="000649d1"/>
    </style:style>
    <style:style style:name="T9" style:family="text">
      <style:text-properties officeooo:rsid="000760a9"/>
    </style:style>
    <style:style style:name="T10" style:family="text">
      <style:text-properties officeooo:rsid="00095b4f"/>
    </style:style>
    <style:style style:name="T11" style:family="text">
      <style:text-properties officeooo:rsid="0009de4d"/>
    </style:style>
    <style:style style:name="T12" style:family="text">
      <style:text-properties officeooo:rsid="000b1842"/>
    </style:style>
    <style:style style:name="T13" style:family="text">
      <style:text-properties officeooo:rsid="000ccb1b"/>
    </style:style>
    <style:style style:name="T14" style:family="text">
      <style:text-properties officeooo:rsid="000e30d3"/>
    </style:style>
    <style:style style:name="T15" style:family="text">
      <style:text-properties officeooo:rsid="000ffe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h text:style-name="P13" text:outline-level="1"><text:span text:style-name="T8">Logging</text:span></text:h>
      <text:p text:style-name="P6"><text:span text:style-name="T8">Uses log4net. Configured in Log4Net.config.</text:span></text:p>
      <text:p text:style-name="P1"><text:span text:style-name="T1"/></text:p>
      <text:p text:style-name="P1"><text:span text:style-name="T1"/></text:p>
      <text:h text:style-name="P12" text:outline-level="1"><text:span text:style-name="T2">Areas</text:span></text:h>
      <text:p text:style-name="P2"><text:span text:style-name="T2">Loaded by PluginAreaBootstrapper from separate sub-directory </text:span><text:span text:style-name="T3">(referenced from Assembly.cs)</text:span><text:span text:style-name="T2">.</text:span></text:p>
      <text:p text:style-name="P2"><text:span text:style-name="T2"/></text:p>
      <text:p text:style-name="P3"><text:span text:style-name="T9">Does not log area loading automatically, so make sure your area registration adds a log entry itself.</text:span></text:p>
      <text:p text:style-name="P5"><text:span text:style-name="T14"/></text:p>
      <text:p text:style-name="P5"><text:span text:style-name="T14">Must include this in a web.config for each area:</text:span></text:p>
      <text:p text:style-name="P5"><text:span text:style-name="T14"/></text:p>
      <text:p text:style-name="Code"><text:span text:style-name="T14"><text:s text:c="2"/>&lt;system.web&gt;</text:span></text:p>
      <text:p text:style-name="Code"><text:span text:style-name="T14"><text:s text:c="4"/>&lt;!-- Required for plugin structure to work --&gt;</text:span></text:p>
      <text:p text:style-name="Code"><text:span text:style-name="T14"><text:s text:c="4"/>&lt;compilation debug="true" targetFramework="4.0"&gt;</text:span></text:p>
      <text:p text:style-name="Code"><text:span text:style-name="T14"><text:s text:c="6"/>&lt;assemblies&gt;</text:span></text:p>
      <text:p text:style-name="Code"><text:span text:style-name="T14"><text:s text:c="8"/></text:span><text:span text:style-name="T7">&lt;add assembly="-name-of-area-assembly-"/&gt;</text:span></text:p>
      <text:p text:style-name="Code"><text:span text:style-name="T14"><text:s text:c="6"/>&lt;/assemblies&gt;</text:span></text:p>
      <text:p text:style-name="Code"><text:span text:style-name="T14"><text:s text:c="4"/>&lt;/compilation&gt;</text:span></text:p>
      <text:p text:style-name="Code"><text:span text:style-name="T14"><text:s text:c="2"/>&lt;/system.web&gt;</text:span></text:p>
      <text:p text:style-name="P5"><text:span text:style-name="T14"/></text:p>
      <text:h text:style-name="P17" text:outline-level="2"><text:span text:style-name="T10">File locations</text:span></text:h>
      <text:p text:style-name="P10"><text:span text:style-name="T10">bin\Areas for DLL's.</text:span></text:p>
      <text:p text:style-name="P10"><text:span text:style-name="T10">Areas\&lt;area-name&gt; for views.</text:span></text:p>
      <text:p text:style-name="P4"><text:span text:style-name="T2"/></text:p>
      <text:h text:style-name="P16" text:outline-level="2"><text:span text:style-name="T4">Route debugging</text:span></text:h>
      <text:p text:style-name="P7"><text:span text:style-name="T4">Can be activated in web.config:</text:span></text:p>
      <text:p text:style-name="Code"><text:span text:style-name="T4">&lt;configSections&gt;</text:span></text:p>
      <text:p text:style-name="Code"><text:span text:style-name="T4"><text:s text:c="2"/>&lt;section name="Xyperico.Web.Mvc.Configuration"</text:span></text:p>
      <text:p text:style-name="Code"><text:span text:style-name="T4"><text:s text:c="11"/>type="Xyperico.Web.Mvc.Configuration, Xyperico.Web.Mvc"/&gt;</text:span></text:p>
      <text:p text:style-name="Code"><text:span text:style-name="T4">&lt;/configSections&gt;</text:span></text:p>
      <text:p text:style-name="Code"><text:span text:style-name="T4">&lt;Xyperico.Web.Mvc.Configuration </text:span><text:span text:style-name="T5">ActivateRouteDebugging="true"</text:span><text:span text:style-name="T4">/&gt;</text:span></text:p>
      <text:p text:style-name="P7"><text:span text:style-name="T4"/></text:p>
      <text:p text:style-name="P7"><text:span text:style-name="T4"/></text:p>
      <text:h text:style-name="Heading_20_1" text:outline-level="1"><text:soft-page-break/><text:span text:style-name="T11">Themes</text:span></text:h>
      <text:p text:style-name="P9"><text:span text:style-name="T12">Theme name selected in web.config:</text:span></text:p>
      <text:p text:style-name="P15"><text:span text:style-name="T4">&lt;configSections&gt;</text:span></text:p>
      <text:p text:style-name="P15"><text:span text:style-name="T4"><text:s text:c="2"/>&lt;section name="Xyperico.Web.Mvc.Configuration"</text:span></text:p>
      <text:p text:style-name="P15"><text:span text:style-name="T4"><text:s text:c="11"/>type="Xyperico.Web.Mvc.Configuration, Xyperico.Web.Mvc"/&gt;</text:span></text:p>
      <text:p text:style-name="P15"><text:span text:style-name="T4">&lt;/configSections&gt;</text:span></text:p>
      <text:p text:style-name="P15"><text:span text:style-name="T4">&lt;Xyperico.Web.Mvc.Configuration </text:span><text:span text:style-name="T12">Theme</text:span><text:span text:style-name="T5">="</text:span><text:span text:style-name="T6">theme-name</text:span><text:span text:style-name="T5">"</text:span><text:span text:style-name="T4">/&gt;</text:span></text:p>
      <text:p text:style-name="P9"><text:span text:style-name="T4"/></text:p>
      <text:h text:style-name="P18" text:outline-level="2"><text:span text:style-name="T13">Overriding view files in themes</text:span></text:h>
      <text:p text:style-name="P8"><text:span text:style-name="T11"/></text:p>
      <text:h text:style-name="Heading_20_2" text:outline-level="2"><text:span text:style-name="T11">File locations</text:span></text:h>
      <text:p text:style-name="Text_20_body"><text:span text:style-name="T11"/></text:p>
      <text:p text:style-name="Text_20_body"><text:span text:style-name="T11"/></text:p>
      <text:h text:style-name="P14" text:outline-level="1"><text:span text:style-name="T15">Existing Modules</text:span></text:h>
      <text:h text:style-name="P19" text:outline-level="2"><text:span text:style-name="T15">Authentication</text:span></text:h>
      <text:p text:style-name="P11"><text:span text:style-name="T15">How to setup authentication for OpenID, Facebook, Google and so on (web.config setting).</text:span></text:p>
      <text:p text:style-name="P11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adornments="normal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class="text" style:master-page-name="">
      <style:paragraph-properties fo:margin="100%" fo:margin-left="1cm" fo:margin-right="0cm" fo:text-indent="0cm" style:auto-text-indent="false" style:page-number="auto"/>
      <style:text-properties style:font-name="Courier New" fo:font-size="11pt" fo:language="zxx" fo:country="none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06:37:33.94</meta:creation-date>
    <dc:date>2012-11-14T10:25:44.30</dc:date>
    <meta:editing-duration>P2DT1H25M58S</meta:editing-duration>
    <meta:editing-cycles>13</meta:editing-cycles>
    <meta:generator>LibreOffice/3.6$Windows_x86 LibreOffice_project/e29a214-2bbed72-0621de6-a97528c-8f066d</meta:generator>
    <meta:document-statistic meta:table-count="0" meta:image-count="0" meta:object-count="0" meta:page-count="2" meta:paragraph-count="36" meta:word-count="121" meta:character-count="1254" meta:non-whitespace-character-count="1108"/>
  </office:meta>
</office:document-meta>
</file>